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MULIGUTH MUVORT<text:span text:style-name="T1"> [Gnome]</text:span></text:p>
            <text:p text:style-name="P2"><text:span text:style-name="T1">Un vieux gnome ridé avec une incisive en or. Des petites cicatrices peuvent être aperçues cachées sous ses vêtements.</text:span></text:p>
            <text:p text:style-name="P1"><text:span text:style-name="T1"/></text:p>
            <text:p text:style-name="P1"><text:span text:style-name="T1">[Père de KHURAN, grand-père de VOROKIA]</text:span></text:p>
            <text:p text:style-name="P1"><text:span text:style-name="T1"/></text:p>
            <text:p text:style-name="P1"><text:span text:style-name="T1">&gt; Faire de l'or.</text:span></text:p>
            <text:p text:style-name="P1"><text:span text:style-name="T1">&gt; Retrouver sa petite fille.</text:span></text:p>
            <text:p text:style-name="P4"><text:span text:style-name="T1">&gt; Informer son fils du Disque.</text:span></text:p>
          </table:table-cell>
          <table:table-cell table:style-name="Tableau1.B1" office:value-type="string">
            <text:p text:style-name="P4"><text:span text:style-name="T4">ARINAK</text:span> [Gnome]</text:p>
            <text:p text:style-name="P3">Un gnome à la machoire carrée, musclé en armure de maille. Il porte le tabard des « Bonhommes » : une pomme écrasant des vers.</text:p>
            <text:p text:style-name="P4"/>
            <text:p text:style-name="P4">[Chef en l'absence de THEAVIE]</text:p>
            <text:p text:style-name="P4"/>
            <text:p text:style-name="P4">&gt; Montrer son efficacité au Conseil.</text:p>
            <text:p text:style-name="P4">&gt; Se faire des alliés pour monter en poste.</text:p>
            <text:p text:style-name="P4">&gt; Être obéi par ses gars.</text:p>
          </table:table-cell>
        </table:table-row>
        <table:table-row>
          <table:table-cell table:style-name="Tableau1.A2" office:value-type="string">
            <text:p text:style-name="P4"><text:span text:style-name="T4">ANTHEO IPSCEN</text:span> [Gnome]</text:p>
            <text:p text:style-name="P3">Un gnome élégant de son point de vue : des vêtements en soie, coloré, des bagues et bijoux divers. Une magnifique chevelure blonde et un grand sourire.</text:p>
            <text:p text:style-name="P4"/>
            <text:p text:style-name="P4">[Le plus riche Gnome de la ville]</text:p>
            <text:p text:style-name="P4"/>
            <text:p text:style-name="P4">&gt; Développer son influence dans le Bassin.</text:p>
            <text:p text:style-name="P4">&gt; Obtenir l'alliance avec AKEBHE.</text:p>
            <text:p text:style-name="P4">&gt; Faire grossir sa collection.</text:p>
          </table:table-cell>
          <table:table-cell table:style-name="Tableau1.B2" office:value-type="string">
            <text:p text:style-name="P4"><text:span text:style-name="T4">BORAN</text:span> [Goliath]</text:p>
            <text:p text:style-name="P3">Un gigantesque goliath au corps sec mais musclé. Il a une longue barbe blanche et le crane chauve avec un tatouage de vague rouge sur la partie gauche du visage.</text:p>
            <text:p text:style-name="P3"><text:span text:style-name="T5"/></text:p>
            <text:p text:style-name="P3"><text:span text:style-name="T5">[Chef des Naufrageurs, guerrier d'AKEBHE]</text:span></text:p>
            <text:p text:style-name="P3"><text:span text:style-name="T5"/></text:p>
            <text:p text:style-name="P3"><text:span text:style-name="T5">&gt; Controler le crime dans Ilzagal.</text:span></text:p>
            <text:p text:style-name="P3"><text:span text:style-name="T5">&gt; Retrouver la grâce auprès d'AKEBHE.</text:span></text:p>
            <text:p text:style-name="P3"><text:span text:style-name="T5">&gt; Prendre influence politique dans la cité.</text:span></text:p>
          </table:table-cell>
        </table:table-row>
        <table:table-row>
          <table:table-cell table:style-name="Tableau1.A2" office:value-type="string">
            <text:p text:style-name="P4"><text:span text:style-name="T4">YOSCORIN</text:span> [Gnome]</text:p>
            <text:p text:style-name="P3">Un petit gnome avec deux traits en guise de moustache. Un crane chauve, une longue natte dans le dos.</text:p>
            <text:p text:style-name="P4"/>
            <text:p text:style-name="P4">[Le Moine fondateur de Ilzagal avec l'Archimage HORYBAR]</text:p>
            <text:p text:style-name="P4"/>
          </table:table-cell>
          <table:table-cell table:style-name="Tableau1.B2" office:value-type="string">
            <text:p text:style-name="P4"><text:span text:style-name="T4">CADRICH</text:span> [Halfelin]</text:p>
            <text:p text:style-name="P3">Un jeune halfelin avec un bandana bleu qui retient ses cheveux chatains. Le regard fier. Deux dagues à sa ceinture.</text:p>
            <text:p text:style-name="P4"/>
            <text:p text:style-name="P4">[Naufrageur, veut devenir indépendant]</text:p>
            <text:p text:style-name="P4"/>
            <text:p text:style-name="P4">&gt; Mettre de l'or de coté pour son indépendance.</text:p>
          </table:table-cell>
        </table:table-row>
        <table:table-row>
          <table:table-cell table:style-name="Tableau1.A2" office:value-type="string">
            <text:p text:style-name="P4"><text:span text:style-name="T4">ALAMI</text:span> [Humaine]</text:p>
            <text:p text:style-name="P3">Une femme à la peau dorée, les yeux bleus. Elle porte un bracelet de cuivre autour de son bras.</text:p>
            <text:p text:style-name="P4"/>
            <text:p text:style-name="P4">[Négociatrice pour les Naufrageurs]</text:p>
            <text:p text:style-name="P4"/>
            <text:p text:style-name="P4">&gt; Développer l'influence politique de BORAN.</text:p>
            <text:p text:style-name="P4">&gt; Assurer la communication avec les factions.</text:p>
            <text:p text:style-name="P4">&gt; Maintenir une forme de paix tolérable.</text:p>
          </table:table-cell>
          <table:table-cell table:style-name="Tableau1.B2" office:value-type="string">
            <text:p text:style-name="P4"><text:span text:style-name="T4">NALKOR</text:span> [Goliath]</text:p>
            <text:p text:style-name="P3">Un goliath de 2,2m : petit mais trapu. Très jeune, a peine vingt ans. Un tatouage rouge à son bras gauche.</text:p>
            <text:p text:style-name="P4"/>
            <text:p text:style-name="P4">[Muscle des Naufrageurs]</text:p>
            <text:p text:style-name="P4"/>
            <text:p text:style-name="P4">&gt; Suivre les préceptes d'ARTEDAR.</text:p>
            <text:p text:style-name="P4">&gt; Obeir et développer les Naufrageurs.</text:p>
          </table:table-cell>
        </table:table-row>
        <table:table-row>
          <table:table-cell table:style-name="Tableau1.A2" office:value-type="string">
            <text:p text:style-name="P4"><text:span text:style-name="T4">JALPAKUN</text:span> [Humain]</text:p>
            <text:p text:style-name="P3">Un homme à la peau sombre avec une belle barbe blanche. Des yeux bleus. Un collier de perles.</text:p>
            <text:p text:style-name="P4"/>
            <text:p text:style-name="P4">[Ambassadeur d'Aujir Tural. Adversaire politique de BORAN.]</text:p>
            <text:p text:style-name="P4"/>
            <text:p text:style-name="P4">&gt; Assurer l'alliance avec Ilzagal.</text:p>
            <text:p text:style-name="P4">&gt; Obtenir le plus de soutiens à ce projet.</text:p>
          </table:table-cell>
          <table:table-cell table:style-name="Tableau1.B2" office:value-type="string">
            <text:p text:style-name="P4"><text:span text:style-name="T4">PAUTHAK</text:span> [Gnome]</text:p>
            <text:p text:style-name="P3">Une barbe le long de sa mâchoire se transforme en moustache sans cacher son menton.</text:p>
            <text:p text:style-name="P4"/>
            <text:p text:style-name="P4">[Propriétaire de l'auberge du Dernier Naufrage]</text:p>
            <text:p text:style-name="P4"/>
            <text:p text:style-name="P4">&gt; Éviter les ennuis.</text:p>
            <text:p text:style-name="P4">&gt; Assurer la survie de son établissement.</text:p>
          </table:table-cell>
        </table:table-row>
        <table:table-row>
          <table:table-cell table:style-name="Tableau1.A2" office:value-type="string">
            <text:p text:style-name="P4"><text:span text:style-name="T4">SERVOK</text:span> <text:s/>- Poupée Mecanique</text:p>
            <text:p text:style-name="P4">Ca : 15</text:p>
            <text:p text:style-name="P4">Pv : 50</text:p>
            <text:p text:style-name="P4"/>
            <text:p text:style-name="P4">JS Str/Con +5 - Perception +5</text:p>
            <text:p text:style-name="P4">Resistance Physiques, Psy. - Immune Poison </text:p>
            <text:p text:style-name="P4">AV aux JS surnaturels.</text:p>
            <text:p text:style-name="P4"/>
            <text:p text:style-name="P4"><text:span text:style-name="T4">Ataques</text:span> x3: </text:p>
            <text:p text:style-name="P4"><text:tab/>Hache +5 (2d12 +3)</text:p>
            <text:p text:style-name="P4"><text:tab/>Arbalette à repetition +3 (3d10)</text:p>
            <text:p text:style-name="P4"><text:span text:style-name="T3">Magnetique</text:span>: JS Force 15 pour attirer de 4,5m.</text:p>
            <text:p text:style-name="P4"><text:span text:style-name="T3">Réaction</text:span>: En cas d'echec sur une attaque ennemie, tentative de capture JS Force DD15 pour resister.</text:p>
          </table:table-cell>
          <table:table-cell table:style-name="Tableau1.B2" office:value-type="string">
            <text:p text:style-name="P4">Attirer la Milice ☐☐☐ ☐☐☐ </text:p>
            <text:p text:style-name="P4">Déclencher l'alarme : ☐☐☐☐ ☐☐☐☐</text:p>
            <text:p text:style-name="P4">Se faire remarquer par Anthéo : ☐☐☐☐</text:p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3T10:51:52.71</meta:creation-date>
    <dc:date>2024-11-03T11:20:07.98</dc:date>
    <meta:editing-duration>PT28M11S</meta:editing-duration>
    <meta:editing-cycles>10</meta:editing-cycles>
    <meta:generator>OpenOffice/4.1.7$Win32 OpenOffice.org_project/417m1$Build-9800</meta:generator>
    <meta:document-statistic meta:table-count="1" meta:image-count="0" meta:object-count="0" meta:page-count="2" meta:paragraph-count="66" meta:word-count="505" meta:character-count="2936"/>
  </office:meta>
</office:document-meta>
</file>